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50%"/>
      <style:text-properties style:font-name="Liberation Mono" fo:font-size="20pt" officeooo:rsid="001e3839" officeooo:paragraph-rsid="001e3839" style:font-size-asian="20pt" style:font-size-complex="20pt"/>
    </style:style>
    <style:style style:name="P2" style:family="paragraph" style:parent-style-name="Standard">
      <style:paragraph-properties fo:line-height="150%"/>
      <style:text-properties style:font-name="Liberation Mono" fo:font-size="20pt" officeooo:rsid="003af5e8" officeooo:paragraph-rsid="003af5e8" style:font-size-asian="17.5pt" style:font-size-complex="20pt"/>
    </style:style>
    <style:style style:name="P3" style:family="paragraph" style:parent-style-name="Standard">
      <style:paragraph-properties fo:line-height="150%"/>
      <style:text-properties style:font-name="Liberation Mono" fo:font-size="20pt" officeooo:rsid="00610c3c" officeooo:paragraph-rsid="00610c3c" style:font-size-asian="17.5pt" style:font-size-complex="20pt"/>
    </style:style>
    <style:style style:name="P4" style:family="paragraph" style:parent-style-name="Standard">
      <style:paragraph-properties fo:line-height="150%"/>
      <style:text-properties style:font-name="Liberation Mono" fo:font-size="20pt" officeooo:rsid="008cbff6" officeooo:paragraph-rsid="008cbff6" style:font-size-asian="17.5pt" style:font-size-complex="20pt"/>
    </style:style>
    <style:style style:name="P5" style:family="paragraph" style:parent-style-name="Standard">
      <style:paragraph-properties fo:line-height="150%"/>
      <style:text-properties style:font-name="Liberation Mono" fo:font-size="12pt" officeooo:rsid="0058c11e" officeooo:paragraph-rsid="0058c11e" style:font-size-asian="10.5pt" style:font-size-complex="12pt"/>
    </style:style>
    <style:style style:name="P6" style:family="paragraph" style:parent-style-name="Standard" style:list-style-name="L1">
      <style:paragraph-properties fo:line-height="150%"/>
      <style:text-properties style:font-name="Liberation Mono" fo:font-size="12pt" officeooo:rsid="001fab27" officeooo:paragraph-rsid="001fab27" style:font-size-asian="10.5pt" style:font-size-complex="12pt"/>
    </style:style>
    <style:style style:name="P7" style:family="paragraph" style:parent-style-name="Standard" style:list-style-name="L1">
      <style:paragraph-properties fo:line-height="150%"/>
      <style:text-properties style:font-name="Liberation Mono" fo:font-size="12pt" officeooo:rsid="001fffcd" officeooo:paragraph-rsid="001fffcd" style:font-size-asian="10.5pt" style:font-size-complex="12pt"/>
    </style:style>
    <style:style style:name="P8" style:family="paragraph" style:parent-style-name="Standard" style:list-style-name="L1">
      <style:paragraph-properties fo:line-height="150%"/>
      <style:text-properties style:font-name="Liberation Mono" fo:font-size="12pt" officeooo:rsid="0066fccc" officeooo:paragraph-rsid="0066fccc" style:font-size-asian="10.5pt" style:font-size-complex="12pt"/>
    </style:style>
    <style:style style:name="P9" style:family="paragraph" style:parent-style-name="Standard" style:list-style-name="L1">
      <style:paragraph-properties fo:line-height="150%"/>
      <style:text-properties style:font-name="Liberation Mono" fo:font-size="12pt" officeooo:rsid="0020969b" officeooo:paragraph-rsid="0020969b" style:font-size-asian="10.5pt" style:font-size-complex="12pt"/>
    </style:style>
    <style:style style:name="P10" style:family="paragraph" style:parent-style-name="Standard" style:list-style-name="L1">
      <style:paragraph-properties fo:line-height="150%"/>
      <style:text-properties style:font-name="Liberation Mono" fo:font-size="12pt" officeooo:rsid="004e4d12" officeooo:paragraph-rsid="004e4d12" style:font-size-asian="10.5pt" style:font-size-complex="12pt"/>
    </style:style>
    <style:style style:name="P11" style:family="paragraph" style:parent-style-name="Standard" style:list-style-name="L1">
      <style:paragraph-properties fo:line-height="150%"/>
      <style:text-properties style:font-name="Liberation Mono" fo:font-size="12pt" officeooo:rsid="00647427" officeooo:paragraph-rsid="00647427" style:font-size-asian="10.5pt" style:font-size-complex="12pt"/>
    </style:style>
    <style:style style:name="P12" style:family="paragraph" style:parent-style-name="Standard" style:list-style-name="L3">
      <style:paragraph-properties fo:line-height="150%"/>
      <style:text-properties style:font-name="Liberation Mono" fo:font-size="12pt" officeooo:rsid="00647427" officeooo:paragraph-rsid="00647427" style:font-size-asian="10.5pt" style:font-size-complex="12pt"/>
    </style:style>
    <style:style style:name="P13" style:family="paragraph" style:parent-style-name="Standard" style:list-style-name="L1">
      <style:paragraph-properties fo:line-height="150%"/>
      <style:text-properties style:font-name="Liberation Mono" fo:font-size="12pt" officeooo:rsid="006491db" officeooo:paragraph-rsid="006491db" style:font-size-asian="10.5pt" style:font-size-complex="12pt"/>
    </style:style>
    <style:style style:name="P14" style:family="paragraph" style:parent-style-name="Standard" style:list-style-name="L1">
      <style:paragraph-properties fo:line-height="150%"/>
      <style:text-properties style:font-name="Liberation Mono" fo:font-size="12pt" officeooo:rsid="0029295d" officeooo:paragraph-rsid="0029295d" style:font-size-asian="10.5pt" style:font-size-complex="12pt"/>
    </style:style>
    <style:style style:name="P15" style:family="paragraph" style:parent-style-name="Standard" style:list-style-name="L1">
      <style:paragraph-properties fo:line-height="150%"/>
      <style:text-properties style:font-name="Liberation Mono" fo:font-size="12pt" officeooo:rsid="002f925c" officeooo:paragraph-rsid="002f925c" style:font-size-asian="10.5pt" style:font-size-complex="12pt"/>
    </style:style>
    <style:style style:name="P16" style:family="paragraph" style:parent-style-name="Standard" style:list-style-name="L1">
      <style:paragraph-properties fo:line-height="150%"/>
      <style:text-properties style:font-name="Liberation Mono" fo:font-size="12pt" officeooo:rsid="0021e488" officeooo:paragraph-rsid="0021e488" style:font-size-asian="10.5pt" style:font-size-complex="12pt"/>
    </style:style>
    <style:style style:name="P17" style:family="paragraph" style:parent-style-name="Standard" style:list-style-name="L1">
      <style:paragraph-properties fo:line-height="150%"/>
      <style:text-properties style:font-name="Liberation Mono" fo:font-size="12pt" officeooo:rsid="002278d0" officeooo:paragraph-rsid="002278d0" style:font-size-asian="10.5pt" style:font-size-complex="12pt"/>
    </style:style>
    <style:style style:name="P18" style:family="paragraph" style:parent-style-name="Standard" style:list-style-name="L1">
      <style:paragraph-properties fo:line-height="150%"/>
      <style:text-properties style:font-name="Liberation Mono" fo:font-size="12pt" officeooo:rsid="0023770f" officeooo:paragraph-rsid="0023770f" style:font-size-asian="10.5pt" style:font-size-complex="12pt"/>
    </style:style>
    <style:style style:name="P19" style:family="paragraph" style:parent-style-name="Standard" style:list-style-name="L1">
      <style:paragraph-properties fo:line-height="150%"/>
      <style:text-properties style:font-name="Liberation Mono" fo:font-size="12pt" officeooo:rsid="00321069" officeooo:paragraph-rsid="00321069" style:font-size-asian="10.5pt" style:font-size-complex="12pt"/>
    </style:style>
    <style:style style:name="P20" style:family="paragraph" style:parent-style-name="Standard" style:list-style-name="L1">
      <style:paragraph-properties fo:line-height="150%"/>
      <style:text-properties style:font-name="Liberation Mono" fo:font-size="12pt" officeooo:rsid="003228b1" officeooo:paragraph-rsid="003228b1" style:font-size-asian="10.5pt" style:font-size-complex="12pt"/>
    </style:style>
    <style:style style:name="P21" style:family="paragraph" style:parent-style-name="Standard" style:list-style-name="L1">
      <style:paragraph-properties fo:line-height="150%"/>
      <style:text-properties style:font-name="Liberation Mono" fo:font-size="12pt" officeooo:rsid="0032ad34" officeooo:paragraph-rsid="0032ad34" style:font-size-asian="10.5pt" style:font-size-complex="12pt"/>
    </style:style>
    <style:style style:name="P22" style:family="paragraph" style:parent-style-name="Standard" style:list-style-name="L1">
      <style:paragraph-properties fo:line-height="150%"/>
      <style:text-properties style:font-name="Liberation Mono" fo:font-size="12pt" officeooo:rsid="0033da6f" officeooo:paragraph-rsid="0033da6f" style:font-size-asian="10.5pt" style:font-size-complex="12pt"/>
    </style:style>
    <style:style style:name="P23" style:family="paragraph" style:parent-style-name="Standard" style:list-style-name="L2">
      <style:paragraph-properties fo:line-height="150%"/>
      <style:text-properties style:font-name="Liberation Mono" fo:font-size="12pt" officeooo:rsid="003b90d6" officeooo:paragraph-rsid="003b90d6" style:font-size-asian="10.5pt" style:font-size-complex="12pt"/>
    </style:style>
    <style:style style:name="P24" style:family="paragraph" style:parent-style-name="Standard" style:list-style-name="L2">
      <style:paragraph-properties fo:line-height="150%"/>
      <style:text-properties style:font-name="Liberation Mono" fo:font-size="12pt" officeooo:rsid="003f52c1" officeooo:paragraph-rsid="003f52c1" style:font-size-asian="10.5pt" style:font-size-complex="12pt"/>
    </style:style>
    <style:style style:name="P25" style:family="paragraph" style:parent-style-name="Standard" style:list-style-name="L2">
      <style:paragraph-properties fo:line-height="150%"/>
      <style:text-properties style:font-name="Liberation Mono" fo:font-size="12pt" officeooo:rsid="00412dac" officeooo:paragraph-rsid="00412dac" style:font-size-asian="10.5pt" style:font-size-complex="12pt"/>
    </style:style>
    <style:style style:name="P26" style:family="paragraph" style:parent-style-name="Standard" style:list-style-name="L2">
      <style:paragraph-properties fo:line-height="150%"/>
      <style:text-properties style:font-name="Liberation Mono" fo:font-size="12pt" officeooo:rsid="004357aa" officeooo:paragraph-rsid="004357aa" style:font-size-asian="10.5pt" style:font-size-complex="12pt"/>
    </style:style>
    <style:style style:name="P27" style:family="paragraph" style:parent-style-name="Standard" style:list-style-name="L2">
      <style:paragraph-properties fo:line-height="150%"/>
      <style:text-properties style:font-name="Liberation Mono" fo:font-size="12pt" officeooo:rsid="0044cf51" officeooo:paragraph-rsid="0044cf51" style:font-size-asian="10.5pt" style:font-size-complex="12pt"/>
    </style:style>
    <style:style style:name="P28" style:family="paragraph" style:parent-style-name="Standard" style:list-style-name="L2">
      <style:paragraph-properties fo:line-height="150%"/>
      <style:text-properties style:font-name="Liberation Mono" fo:font-size="12pt" officeooo:rsid="00491fd0" officeooo:paragraph-rsid="00491fd0" style:font-size-asian="10.5pt" style:font-size-complex="12pt"/>
    </style:style>
    <style:style style:name="P29" style:family="paragraph" style:parent-style-name="Standard" style:list-style-name="L2">
      <style:paragraph-properties fo:line-height="150%"/>
      <style:text-properties style:font-name="Liberation Mono" fo:font-size="12pt" officeooo:rsid="0048eb7c" officeooo:paragraph-rsid="0048eb7c" style:font-size-asian="10.5pt" style:font-size-complex="12pt"/>
    </style:style>
    <style:style style:name="P30" style:family="paragraph" style:parent-style-name="Standard" style:list-style-name="L2">
      <style:paragraph-properties fo:line-height="150%"/>
      <style:text-properties style:font-name="Liberation Mono" fo:font-size="12pt" officeooo:rsid="004bf6b9" officeooo:paragraph-rsid="004bf6b9" style:font-size-asian="10.5pt" style:font-size-complex="12pt"/>
    </style:style>
    <style:style style:name="P31" style:family="paragraph" style:parent-style-name="Standard" style:list-style-name="L2">
      <style:paragraph-properties fo:line-height="150%"/>
      <style:text-properties style:font-name="Liberation Mono" fo:font-size="12pt" officeooo:rsid="004c82db" officeooo:paragraph-rsid="004c82db" style:font-size-asian="10.5pt" style:font-size-complex="12pt"/>
    </style:style>
    <style:style style:name="P32" style:family="paragraph" style:parent-style-name="Standard" style:list-style-name="L2">
      <style:paragraph-properties fo:line-height="150%"/>
      <style:text-properties style:font-name="Liberation Mono" fo:font-size="12pt" officeooo:rsid="00563e28" officeooo:paragraph-rsid="00563e28" style:font-size-asian="10.5pt" style:font-size-complex="12pt"/>
    </style:style>
    <style:style style:name="P33" style:family="paragraph" style:parent-style-name="Standard" style:list-style-name="L2">
      <style:paragraph-properties fo:line-height="150%"/>
      <style:text-properties style:font-name="Liberation Mono" fo:font-size="12pt" officeooo:rsid="0057116a" officeooo:paragraph-rsid="0057116a" style:font-size-asian="10.5pt" style:font-size-complex="12pt"/>
    </style:style>
    <style:style style:name="P34" style:family="paragraph" style:parent-style-name="Standard" style:list-style-name="L2">
      <style:paragraph-properties fo:line-height="150%"/>
      <style:text-properties style:font-name="Liberation Mono" fo:font-size="12pt" officeooo:rsid="0058c11e" officeooo:paragraph-rsid="0058c11e" style:font-size-asian="10.5pt" style:font-size-complex="12pt"/>
    </style:style>
    <style:style style:name="P35" style:family="paragraph" style:parent-style-name="Standard" style:list-style-name="L3">
      <style:paragraph-properties fo:line-height="150%"/>
      <style:text-properties style:font-name="Liberation Mono" fo:font-size="12pt" officeooo:rsid="00646502" officeooo:paragraph-rsid="00646502" style:font-size-asian="10.5pt" style:font-size-complex="12pt"/>
    </style:style>
    <style:style style:name="P36" style:family="paragraph" style:parent-style-name="Standard" style:list-style-name="L3">
      <style:paragraph-properties fo:line-height="150%"/>
      <style:text-properties style:font-name="Liberation Mono" fo:font-size="12pt" officeooo:rsid="006ec76a" officeooo:paragraph-rsid="006ec76a" style:font-size-asian="10.5pt" style:font-size-complex="12pt"/>
    </style:style>
    <style:style style:name="P37" style:family="paragraph" style:parent-style-name="Standard" style:list-style-name="L3">
      <style:paragraph-properties fo:line-height="150%"/>
      <style:text-properties style:font-name="Liberation Mono" fo:font-size="12pt" officeooo:rsid="00705df7" officeooo:paragraph-rsid="00705df7" style:font-size-asian="10.5pt" style:font-size-complex="12pt"/>
    </style:style>
    <style:style style:name="P38" style:family="paragraph" style:parent-style-name="Standard" style:list-style-name="L3">
      <style:paragraph-properties fo:line-height="150%"/>
      <style:text-properties style:font-name="Liberation Mono" fo:font-size="12pt" officeooo:rsid="00754809" officeooo:paragraph-rsid="00754809" style:font-size-asian="10.5pt" style:font-size-complex="12pt"/>
    </style:style>
    <style:style style:name="P39" style:family="paragraph" style:parent-style-name="Standard" style:list-style-name="L3">
      <style:paragraph-properties fo:line-height="150%"/>
      <style:text-properties style:font-name="Liberation Mono" fo:font-size="12pt" officeooo:rsid="00754809" officeooo:paragraph-rsid="00792305" style:font-size-asian="10.5pt" style:font-size-complex="12pt"/>
    </style:style>
    <style:style style:name="P40" style:family="paragraph" style:parent-style-name="Standard" style:list-style-name="L3">
      <style:paragraph-properties fo:line-height="150%"/>
      <style:text-properties style:font-name="Liberation Mono" fo:font-size="12pt" officeooo:rsid="00754809" officeooo:paragraph-rsid="00a4cb6a" style:font-size-asian="10.5pt" style:font-size-complex="12pt"/>
    </style:style>
    <style:style style:name="P41" style:family="paragraph" style:parent-style-name="Standard" style:list-style-name="L3">
      <style:paragraph-properties fo:line-height="150%"/>
      <style:text-properties style:font-name="Liberation Mono" fo:font-size="12pt" officeooo:rsid="0088361d" officeooo:paragraph-rsid="0088361d" style:font-size-asian="10.5pt" style:font-size-complex="12pt"/>
    </style:style>
    <style:style style:name="P42" style:family="paragraph" style:parent-style-name="Standard" style:list-style-name="L3">
      <style:paragraph-properties fo:line-height="150%"/>
      <style:text-properties style:font-name="Liberation Mono" fo:font-size="12pt" officeooo:rsid="00892c2d" officeooo:paragraph-rsid="00892c2d" style:font-size-asian="10.5pt" style:font-size-complex="12pt"/>
    </style:style>
    <style:style style:name="P43" style:family="paragraph" style:parent-style-name="Standard" style:list-style-name="L3">
      <style:paragraph-properties fo:line-height="150%"/>
      <style:text-properties style:font-name="Liberation Mono" fo:font-size="12pt" officeooo:rsid="0066b582" officeooo:paragraph-rsid="0066b582" style:font-size-asian="10.5pt" style:font-size-complex="12pt"/>
    </style:style>
    <style:style style:name="P44" style:family="paragraph" style:parent-style-name="Standard" style:list-style-name="L3">
      <style:paragraph-properties fo:line-height="150%"/>
      <style:text-properties style:font-name="Liberation Mono" fo:font-size="12pt" officeooo:rsid="007c82af" officeooo:paragraph-rsid="007c82af" style:font-size-asian="10.5pt" style:font-size-complex="12pt"/>
    </style:style>
    <style:style style:name="P45" style:family="paragraph" style:parent-style-name="Standard" style:list-style-name="L3">
      <style:paragraph-properties fo:line-height="150%"/>
      <style:text-properties style:font-name="Liberation Mono" fo:font-size="12pt" officeooo:rsid="0080fb61" officeooo:paragraph-rsid="0080fb61" style:font-size-asian="10.5pt" style:font-size-complex="12pt"/>
    </style:style>
    <style:style style:name="P46" style:family="paragraph" style:parent-style-name="Standard" style:list-style-name="L4">
      <style:paragraph-properties fo:line-height="150%"/>
      <style:text-properties style:font-name="Liberation Mono" fo:font-size="12pt" officeooo:rsid="008f8bcb" officeooo:paragraph-rsid="008f8bcb" style:font-size-asian="10.5pt" style:font-size-complex="12pt"/>
    </style:style>
    <style:style style:name="P47" style:family="paragraph" style:parent-style-name="Standard" style:list-style-name="L4">
      <style:paragraph-properties fo:line-height="150%"/>
      <style:text-properties style:font-name="Liberation Mono" fo:font-size="12pt" officeooo:rsid="008f8bcb" officeooo:paragraph-rsid="00943741" style:font-size-asian="10.5pt" style:font-size-complex="12pt"/>
    </style:style>
    <style:style style:name="P48" style:family="paragraph" style:parent-style-name="Standard" style:list-style-name="L4">
      <style:paragraph-properties fo:line-height="150%"/>
      <style:text-properties style:font-name="Liberation Mono" fo:font-size="12pt" officeooo:rsid="0095287a" officeooo:paragraph-rsid="0095287a" style:font-size-asian="10.5pt" style:font-size-complex="12pt"/>
    </style:style>
    <style:style style:name="P49" style:family="paragraph" style:parent-style-name="Standard" style:list-style-name="L4">
      <style:paragraph-properties fo:line-height="150%"/>
      <style:text-properties style:font-name="Liberation Mono" fo:font-size="12pt" officeooo:rsid="0095287a" officeooo:paragraph-rsid="00972789" style:font-size-asian="10.5pt" style:font-size-complex="12pt"/>
    </style:style>
    <style:style style:name="P50" style:family="paragraph" style:parent-style-name="Standard" style:list-style-name="L4">
      <style:paragraph-properties fo:line-height="150%"/>
      <style:text-properties style:font-name="Liberation Mono" fo:font-size="12pt" officeooo:rsid="00943741" officeooo:paragraph-rsid="00943741" style:font-size-asian="10.5pt" style:font-size-complex="12pt"/>
    </style:style>
    <style:style style:name="P51" style:family="paragraph" style:parent-style-name="Standard" style:list-style-name="L4">
      <style:paragraph-properties fo:line-height="150%"/>
      <style:text-properties style:font-name="Liberation Mono" fo:font-size="12pt" officeooo:rsid="0094bd89" officeooo:paragraph-rsid="0094bd89" style:font-size-asian="10.5pt" style:font-size-complex="12pt"/>
    </style:style>
    <style:style style:name="P52" style:family="paragraph" style:parent-style-name="Standard" style:list-style-name="L4">
      <style:paragraph-properties fo:line-height="150%"/>
      <style:text-properties style:font-name="Liberation Mono" fo:font-size="12pt" officeooo:rsid="0094bd89" officeooo:paragraph-rsid="00972789" style:font-size-asian="10.5pt" style:font-size-complex="12pt"/>
    </style:style>
    <style:style style:name="P53" style:family="paragraph" style:parent-style-name="Standard" style:list-style-name="L4">
      <style:paragraph-properties fo:line-height="150%"/>
      <style:text-properties style:font-name="Liberation Mono" fo:font-size="12pt" officeooo:rsid="0090e807" officeooo:paragraph-rsid="0090e807" style:font-size-asian="10.5pt" style:font-size-complex="12pt"/>
    </style:style>
    <style:style style:name="P54" style:family="paragraph" style:parent-style-name="Standard" style:list-style-name="L4">
      <style:paragraph-properties fo:line-height="150%"/>
      <style:text-properties style:font-name="Liberation Mono" fo:font-size="12pt" officeooo:rsid="009340a1" officeooo:paragraph-rsid="009340a1" style:font-size-asian="10.5pt" style:font-size-complex="12pt"/>
    </style:style>
    <style:style style:name="P55" style:family="paragraph" style:parent-style-name="Standard" style:list-style-name="L4">
      <style:paragraph-properties fo:line-height="150%"/>
      <style:text-properties style:font-name="Liberation Mono" fo:font-size="12pt" officeooo:rsid="00921e37" officeooo:paragraph-rsid="00921e37" style:font-size-asian="10.5pt" style:font-size-complex="12pt"/>
    </style:style>
    <style:style style:name="P56" style:family="paragraph" style:parent-style-name="Standard">
      <style:paragraph-properties fo:line-height="150%"/>
      <style:text-properties style:font-name="Liberation Mono" fo:font-size="12pt" officeooo:rsid="00a7b38d" officeooo:paragraph-rsid="00a7b38d" style:font-size-asian="10.5pt" style:font-size-complex="12pt"/>
    </style:style>
    <style:style style:name="P57" style:family="paragraph" style:parent-style-name="Standard">
      <style:paragraph-properties fo:line-height="150%"/>
      <style:text-properties style:font-name="Liberation Mono" fo:font-size="12pt" officeooo:rsid="00a8813b" officeooo:paragraph-rsid="00a8813b" style:font-size-asian="10.5pt" style:font-size-complex="12pt"/>
    </style:style>
    <style:style style:name="P58" style:family="paragraph" style:parent-style-name="Standard">
      <style:paragraph-properties fo:line-height="150%"/>
      <style:text-properties style:font-name="Liberation Mono" fo:font-size="12pt" officeooo:rsid="00aa4dd4" officeooo:paragraph-rsid="00aa4dd4" style:font-size-asian="10.5pt" style:font-size-complex="12pt"/>
    </style:style>
    <style:style style:name="T1" style:family="text">
      <style:text-properties officeooo:rsid="0020969b"/>
    </style:style>
    <style:style style:name="T2" style:family="text">
      <style:text-properties officeooo:rsid="0023770f"/>
    </style:style>
    <style:style style:name="T3" style:family="text">
      <style:text-properties officeooo:rsid="0026e05f"/>
    </style:style>
    <style:style style:name="T4" style:family="text">
      <style:text-properties officeooo:rsid="003027e1"/>
    </style:style>
    <style:style style:name="T5" style:family="text">
      <style:text-properties officeooo:rsid="00321069"/>
    </style:style>
    <style:style style:name="T6" style:family="text">
      <style:text-properties officeooo:rsid="0032ad34"/>
    </style:style>
    <style:style style:name="T7" style:family="text">
      <style:text-properties officeooo:rsid="0034c1d3"/>
    </style:style>
    <style:style style:name="T8" style:family="text">
      <style:text-properties officeooo:rsid="003cc34c"/>
    </style:style>
    <style:style style:name="T9" style:family="text">
      <style:text-properties officeooo:rsid="004215f0"/>
    </style:style>
    <style:style style:name="T10" style:family="text">
      <style:text-properties officeooo:rsid="0044cf51"/>
    </style:style>
    <style:style style:name="T11" style:family="text">
      <style:text-properties officeooo:rsid="00454f1d"/>
    </style:style>
    <style:style style:name="T12" style:family="text">
      <style:text-properties officeooo:rsid="00491fd0"/>
    </style:style>
    <style:style style:name="T13" style:family="text">
      <style:text-properties officeooo:rsid="004abc78"/>
    </style:style>
    <style:style style:name="T14" style:family="text">
      <style:text-properties officeooo:rsid="004bf6b9"/>
    </style:style>
    <style:style style:name="T15" style:family="text">
      <style:text-properties officeooo:rsid="004c82db"/>
    </style:style>
    <style:style style:name="T16" style:family="text">
      <style:text-properties officeooo:rsid="004d6df8"/>
    </style:style>
    <style:style style:name="T17" style:family="text">
      <style:text-properties officeooo:rsid="00563e28"/>
    </style:style>
    <style:style style:name="T18" style:family="text">
      <style:text-properties officeooo:rsid="0057116a"/>
    </style:style>
    <style:style style:name="T19" style:family="text">
      <style:text-properties officeooo:rsid="005f1a7e"/>
    </style:style>
    <style:style style:name="T20" style:family="text">
      <style:text-properties officeooo:rsid="006491db"/>
    </style:style>
    <style:style style:name="T21" style:family="text">
      <style:text-properties officeooo:rsid="00652bba"/>
    </style:style>
    <style:style style:name="T22" style:family="text">
      <style:text-properties officeooo:rsid="00668296"/>
    </style:style>
    <style:style style:name="T23" style:family="text">
      <style:text-properties officeooo:rsid="0066b582"/>
    </style:style>
    <style:style style:name="T24" style:family="text">
      <style:text-properties officeooo:rsid="0066fccc"/>
    </style:style>
    <style:style style:name="T25" style:family="text">
      <style:text-properties officeooo:rsid="0067807e"/>
    </style:style>
    <style:style style:name="T26" style:family="text">
      <style:text-properties officeooo:rsid="00686feb"/>
    </style:style>
    <style:style style:name="T27" style:family="text">
      <style:text-properties officeooo:rsid="006a267a"/>
    </style:style>
    <style:style style:name="T28" style:family="text">
      <style:text-properties officeooo:rsid="006b7a51"/>
    </style:style>
    <style:style style:name="T29" style:family="text">
      <style:text-properties officeooo:rsid="006c6608"/>
    </style:style>
    <style:style style:name="T30" style:family="text">
      <style:text-properties officeooo:rsid="006d7a9d"/>
    </style:style>
    <style:style style:name="T31" style:family="text">
      <style:text-properties officeooo:rsid="006d9520"/>
    </style:style>
    <style:style style:name="T32" style:family="text">
      <style:text-properties officeooo:rsid="00705df7"/>
    </style:style>
    <style:style style:name="T33" style:family="text">
      <style:text-properties officeooo:rsid="00745e1c"/>
    </style:style>
    <style:style style:name="T34" style:family="text">
      <style:text-properties officeooo:rsid="00754809"/>
    </style:style>
    <style:style style:name="T35" style:family="text">
      <style:text-properties officeooo:rsid="00761fda"/>
    </style:style>
    <style:style style:name="T36" style:family="text">
      <style:text-properties officeooo:rsid="00766125"/>
    </style:style>
    <style:style style:name="T37" style:family="text">
      <style:text-properties officeooo:rsid="007703b4"/>
    </style:style>
    <style:style style:name="T38" style:family="text">
      <style:text-properties officeooo:rsid="007852ef"/>
    </style:style>
    <style:style style:name="T39" style:family="text">
      <style:text-properties officeooo:rsid="00792305"/>
    </style:style>
    <style:style style:name="T40" style:family="text">
      <style:text-properties officeooo:rsid="0079f03b"/>
    </style:style>
    <style:style style:name="T41" style:family="text">
      <style:text-properties officeooo:rsid="007a9144"/>
    </style:style>
    <style:style style:name="T42" style:family="text">
      <style:text-properties officeooo:rsid="007e7e6a"/>
    </style:style>
    <style:style style:name="T43" style:family="text">
      <style:text-properties officeooo:rsid="007eb220"/>
    </style:style>
    <style:style style:name="T44" style:family="text">
      <style:text-properties officeooo:rsid="00866d83"/>
    </style:style>
    <style:style style:name="T45" style:family="text">
      <style:text-properties officeooo:rsid="0088361d"/>
    </style:style>
    <style:style style:name="T46" style:family="text">
      <style:text-properties officeooo:rsid="008f8bcb"/>
    </style:style>
    <style:style style:name="T47" style:family="text">
      <style:text-properties officeooo:rsid="00943741"/>
    </style:style>
    <style:style style:name="T48" style:family="text">
      <style:text-properties officeooo:rsid="0096859a"/>
    </style:style>
    <style:style style:name="T49" style:family="text">
      <style:text-properties officeooo:rsid="009a2e36"/>
    </style:style>
    <style:style style:name="T50" style:family="text">
      <style:text-properties officeooo:rsid="00a05abe"/>
    </style:style>
    <style:style style:name="T51" style:family="text">
      <style:text-properties officeooo:rsid="00a0de5a"/>
    </style:style>
    <style:style style:name="T52" style:family="text">
      <style:text-properties officeooo:rsid="00a2d9c1"/>
    </style:style>
    <style:style style:name="T53" style:family="text">
      <style:text-properties officeooo:rsid="00a4cb6a"/>
    </style:style>
    <style:style style:name="T54" style:family="text">
      <style:text-properties officeooo:rsid="00aa4dd4"/>
    </style:style>
    <style:style style:name="T55" style:family="text">
      <style:text-properties officeooo:rsid="00ac0eb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gh Level Outline of Data in <text:span text:style-name="T20">DB</text:span></text:p>
      <text:list xml:id="list822449420" text:style-name="L1">
        <text:list-item>
          <text:p text:style-name="P6">Each post is a blog</text:p>
          <text:list>
            <text:list-item>
              <text:p text:style-name="P7">Blog<text:span text:style-name="T1">s have the following fields</text:span></text:p>
              <text:list>
                <text:list-item>
                  <text:p text:style-name="P8">“id”</text:p>
                </text:list-item>
                <text:list-item>
                  <text:p text:style-name="P9">“<text:span text:style-name="T24">d</text:span>ate_<text:span text:style-name="T24">p</text:span>ublished”</text:p>
                </text:list-item>
                <text:list-item>
                  <text:p text:style-name="P10">“<text:span text:style-name="T24">t</text:span>itle”</text:p>
                </text:list-item>
                <text:list-item>
                  <text:p text:style-name="P11">“<text:span text:style-name="T24">d</text:span>escription”</text:p>
                  <text:list>
                    <text:list-item>
                      <text:p text:style-name="P13">Brief description of the blog</text:p>
                    </text:list-item>
                  </text:list>
                </text:list-item>
                <text:list-item>
                  <text:p text:style-name="P9">“<text:span text:style-name="T24">c</text:span>ontent”</text:p>
                  <text:list>
                    <text:list-item>
                      <text:p text:style-name="P9">Stored as markup for HTML translation</text:p>
                    </text:list-item>
                    <text:list-item>
                      <text:p text:style-name="P14">Will have ref to file index if a file is needed in place</text:p>
                    </text:list-item>
                    <text:list-item>
                      <text:p text:style-name="P15">Any hyperlinks will be in text, with notation to inform the back end that it is a hyperlink.</text:p>
                    </text:list-item>
                  </text:list>
                </text:list-item>
                <text:list-item>
                  <text:p text:style-name="P16">“<text:span text:style-name="T25">f</text:span>ile_<text:span text:style-name="T25">paths</text:span>”</text:p>
                  <text:list>
                    <text:list-item>
                      <text:p text:style-name="P16">Stored as <text:span text:style-name="T7">table</text:span> <text:span text:style-name="T3">(Filepath: Filetype (e.g. Image, Audio, etc))</text:span></text:p>
                    </text:list-item>
                  </text:list>
                </text:list-item>
                <text:list-item>
                  <text:p text:style-name="P17">“<text:span text:style-name="T26">t</text:span>ype” (So that each page can grab specific blogs<text:span text:style-name="T2">)</text:span></text:p>
                  <text:list>
                    <text:list-item>
                      <text:p text:style-name="P18"><text:span text:style-name="T4">“</text:span><text:span text:style-name="T33">s</text:span><text:span text:style-name="T4">tandard_</text:span><text:span text:style-name="T33">b</text:span>log”</text:p>
                    </text:list-item>
                    <text:list-item>
                      <text:p text:style-name="P18">“<text:span text:style-name="T33">p</text:span>roject_<text:span text:style-name="T33">b</text:span><text:span text:style-name="T5">log”</text:span></text:p>
                    </text:list-item>
                    <text:list-item>
                      <text:p text:style-name="P19">“<text:span text:style-name="T33">m</text:span>usic_<text:span text:style-name="T33">b</text:span>log”</text:p>
                    </text:list-item>
                    <text:list-item>
                      <text:p text:style-name="P20">** can be extended</text:p>
                    </text:list-item>
                  </text:list>
                </text:list-item>
                <text:list-item>
                  <text:p text:style-name="P18">“<text:span text:style-name="T27">thumbnail</text:span>”</text:p>
                  <text:list>
                    <text:list-item>
                      <text:p text:style-name="P18">Will be in index of the image file in the image files field</text:p>
                    </text:list-item>
                  </text:list>
                </text:list-item>
                <text:list-item>
                  <text:p text:style-name="P21">“<text:span text:style-name="T28">t</text:span>ags”</text:p>
                  <text:list>
                    <text:list-item>
                      <text:p text:style-name="P21">e.g. “changelog”, “release”, “death_metal”, “rant”, etc.</text:p>
                    </text:list-item>
                    <text:list-item>
                      <text:p text:style-name="P22">Stored as arra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">Projects are stored as blogs</text:p>
        </text:list-item>
      </text:list>
      <text:p text:style-name="P56">blogs.metadata(id uuid, date_published timestamp, description text, tags set&lt;text&gt;, thumbnail blob, title text, type text)</text:p>
      <text:p text:style-name="P57">blogs.content(id uuid, content blob)</text:p>
      <text:p text:style-name="P58">blogs.images(name text, type text, data blob)</text:p>
      <text:p text:style-name="P2"><text:soft-page-break/><text:span text:style-name="T19">Journey</text:span> of Back End</text:p>
      <text:list xml:id="list2629318144" text:style-name="L2">
        <text:list-item>
          <text:p text:style-name="P23"><text:span text:style-name="T9">4 </text:span>Tasks</text:p>
          <text:list>
            <text:list-item>
              <text:p text:style-name="P23">Receive a request from the <text:span text:style-name="T8">f</text:span>ront <text:span text:style-name="T8">e</text:span>nd</text:p>
            </text:list-item>
            <text:list-item>
              <text:p text:style-name="P23">Fetch from the <text:span text:style-name="T10">database</text:span></text:p>
            </text:list-item>
            <text:list-item>
              <text:p text:style-name="P24">Process the data from the <text:span text:style-name="T15">database</text:span> into something that the front end can use</text:p>
            </text:list-item>
            <text:list-item>
              <text:p text:style-name="P25">Send it back to the front end</text:p>
            </text:list-item>
          </text:list>
        </text:list-item>
        <text:list-item>
          <text:p text:style-name="P26">Receiving a request from the front end</text:p>
          <text:list>
            <text:list-item>
              <text:p text:style-name="P27"><text:span text:style-name="T12">The back end will receive</text:span> a request <text:span text:style-name="T12">from the front end</text:span> via local host to /api on port 5000, the request url will contain all the information that the back end needs to query the <text:span text:style-name="T11">database</text:span></text:p>
            </text:list-item>
            <text:list-item>
              <text:p text:style-name="P28">The back en<text:span text:style-name="T13">d processes the request into something it can use for a fetch query from the database</text:span></text:p>
            </text:list-item>
          </text:list>
        </text:list-item>
        <text:list-item>
          <text:p text:style-name="P29">Fetching from the database</text:p>
          <text:list>
            <text:list-item>
              <text:p text:style-name="P28">The back end will <text:span text:style-name="T14">take its processed request and formats it into a sql query</text:span></text:p>
            </text:list-item>
            <text:list-item>
              <text:p text:style-name="P30">The back end sends a query to the database</text:p>
            </text:list-item>
            <text:list-item>
              <text:p text:style-name="P30">The back end receives the entry it needs, <text:span text:style-name="T17">and any files that it needs</text:span></text:p>
            </text:list-item>
          </text:list>
        </text:list-item>
        <text:list-item>
          <text:p text:style-name="P31">Processing the data from <text:span text:style-name="T16">the database into something the front end can use</text:span></text:p>
          <text:list>
            <text:list-item>
              <text:p text:style-name="P32">The back end takes the content from the database response and translates it into <text:span text:style-name="T18">HTML</text:span></text:p>
            </text:list-item>
            <text:list-item>
              <text:p text:style-name="P33">The back end compiles all the data its working with into a response for the front end</text:p>
            </text:list-item>
          </text:list>
        </text:list-item>
        <text:list-item>
          <text:p text:style-name="P33">Sending back to the front end</text:p>
          <text:list>
            <text:list-item>
              <text:p text:style-name="P34">The back end sends the formatted response back to the front end, along with any files needed for the response, <text:span text:style-name="T50">containing only what the front end needs to render the info properly</text:span></text:p>
            </text:list-item>
          </text:list>
        </text:list-item>
      </text:list>
      <text:p text:style-name="P5"/>
      <text:p text:style-name="P5"/>
      <text:p text:style-name="P3"><text:soft-page-break/>Query Format</text:p>
      <text:list xml:id="list2448347346" text:style-name="L3">
        <text:list-item>
          <text:p text:style-name="P35">“<text:span text:style-name="T55">query</text:span>”:</text:p>
          <text:list>
            <text:list-item>
              <text:p text:style-name="P35">“catalogue”:</text:p>
              <text:list>
                <text:list-item>
                  <text:p text:style-name="P12"><text:span text:style-name="T23">A</text:span>sk back end for a list of titles, <text:span text:style-name="T30">thumbnails, </text:span><text:span text:style-name="T21">descriptions, </text:span><text:span text:style-name="T31">and ID’s</text:span></text:p>
                </text:list-item>
                <text:list-item>
                  <text:p text:style-name="P36">Other fields</text:p>
                  <text:list>
                    <text:list-item>
                      <text:p text:style-name="P36">“filters”:</text:p>
                      <text:list>
                        <text:list-item>
                          <text:p text:style-name="P36"><text:span text:style-name="T32">L</text:span>ist of filters to fetch blogs by</text:p>
                        </text:list-item>
                        <text:list-item>
                          <text:p text:style-name="P37">Each filter is separated by a comma</text:p>
                        </text:list-item>
                        <text:list-item>
                          <text:p text:style-name="P37">Valid filters are: “<text:span text:style-name="T33">date</text:span>”, “<text:span text:style-name="T33">tag</text:span>”, “<text:span text:style-name="T33">type”, “</text:span><text:span text:style-name="T34">title”</text:span></text:p>
                          <text:list>
                            <text:list-item>
                              <text:p text:style-name="P38">“<text:span text:style-name="T35">date</text:span>” <text:span text:style-name="T35">has the additional field</text:span><text:span text:style-name="T38">s</text:span><text:span text:style-name="T35"> of “start_date” and “end_date”, whic</text:span><text:span text:style-name="T36">h </text:span><text:span text:style-name="T37">indicate the start date (inclusive) and the end date (exclusive), leaving either blank will result in each being either the first or last entry by date from the database</text:span></text:p>
                            </text:list-item>
                            <text:list-item>
                              <text:p text:style-name="P39">“tag” has <text:span text:style-name="T35">the </text:span>additional field of “<text:span text:style-name="T51">include_tags</text:span>”, which has a list of all tags to search for <text:span text:style-name="T39">(e.g. </text:span><text:span text:style-name="T6">“changelog,release,death_metal,rant”</text:span><text:span text:style-name="T39">), “</text:span><text:span text:style-name="T52">exclude_tags” is all the tags not to include</text:span></text:p>
                            </text:list-item>
                            <text:list-item>
                              <text:p text:style-name="P40">“<text:span text:style-name="T38">type</text:span>” <text:span text:style-name="T38">has the addiction field of “</text:span><text:span text:style-name="T53">include_types</text:span><text:span text:style-name="T38">”, which has a list of all types of blogs desired </text:span><text:span text:style-name="T40">(e.g. “standard_blog,project_blog”)</text:span><text:span text:style-name="T39">, “</text:span><text:span text:style-name="T52">exclude_t</text:span><text:span text:style-name="T53">ypes</text:span><text:span text:style-name="T52">” is all the t</text:span><text:span text:style-name="T53">ypes</text:span><text:span text:style-name="T52"> not to include</text:span></text:p>
                            </text:list-item>
                            <text:list-item>
                              <text:p text:style-name="P38">“<text:span text:style-name="T41">title</text:span>” <text:span text:style-name="T41">just queries for the specific title, returning a catalogue of all blogs with that specific title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“<text:span text:style-name="T44">sort_</text:span><text:span text:style-name="T45">by</text:span><text:span text:style-name="T44">”:</text:span></text:p>
                      <text:list>
                        <text:list-item>
                          <text:p text:style-name="P41">Sorts the list to return by a qualifier</text:p>
                        </text:list-item>
                        <text:list-item>
                          <text:p text:style-name="P41">Valid qualifiers:</text:p>
                          <text:list>
                            <text:list-item>
                              <text:p text:style-name="P41">“date”, “tag”, “title”, “type”</text:p>
                            </text:list-item>
                          </text:list>
                        </text:list-item>
                        <text:list-item>
                          <text:p text:style-name="P42">Additional field of “order”</text:p>
                          <text:list>
                            <text:list-item>
                              <text:p text:style-name="P42">Valid options are “ascending” and “descending”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<text:soft-page-break/>“<text:span text:style-name="T22">get</text:span>”</text:p>
              <text:list>
                <text:list-item>
                  <text:p text:style-name="P43">Fetch request for a specific blog, <text:span text:style-name="T42">a specific</text:span><text:span text:style-name="T29"> </text:span><text:span text:style-name="T43">ID</text:span></text:p>
                  <text:list>
                    <text:list-item>
                      <text:p text:style-name="P43">“<text:span text:style-name="T49">id” is the field</text:span></text:p>
                    </text:list-item>
                  </text:list>
                </text:list-item>
                <text:list-item>
                  <text:p text:style-name="P44">No other fields are needed</text:p>
                </text:list-item>
                <text:list-item>
                  <text:p text:style-name="P45">The entire blog will be sent to the front end</text:p>
                </text:list-item>
              </text:list>
            </text:list-item>
          </text:list>
        </text:list-item>
      </text:list>
      <text:p text:style-name="P4">Class functionality</text:p>
      <text:list xml:id="list1996023869" text:style-name="L4">
        <text:list-item>
          <text:p text:style-name="P46">CatalogueActionDecodedFrontEndReq</text:p>
          <text:list>
            <text:list-item>
              <text:p text:style-name="P48">Contain the cql query for the request</text:p>
            </text:list-item>
          </text:list>
        </text:list-item>
        <text:list-item>
          <text:p text:style-name="P50">CatalogueActionDecodedFrontEndReqBuilder</text:p>
          <text:list>
            <text:list-item>
              <text:p text:style-name="P51">Builds a <text:span text:style-name="T46">CatalogueActionDecodedFrontEndReq </text:span>obj, <text:span text:style-name="T48">and constructing its cql query</text:span></text:p>
            </text:list-item>
          </text:list>
        </text:list-item>
        <text:list-item>
          <text:p text:style-name="P46">GetActionDecodedFrontEndReq</text:p>
          <text:list>
            <text:list-item>
              <text:p text:style-name="P49">Contain the cql query for the request</text:p>
            </text:list-item>
          </text:list>
        </text:list-item>
        <text:list-item>
          <text:p text:style-name="P47">GetActionDecodedFrontEndReq<text:span text:style-name="T47">Builder</text:span></text:p>
          <text:list>
            <text:list-item>
              <text:p text:style-name="P52">Builds a <text:span text:style-name="T46">GetActionDecodedFrontEndReq </text:span>obj, <text:span text:style-name="T48">and constructing its cql query</text:span></text:p>
            </text:list-item>
          </text:list>
        </text:list-item>
        <text:list-item>
          <text:p text:style-name="P53">DecodedFrontEndReqFactory</text:p>
          <text:list>
            <text:list-item>
              <text:p text:style-name="P54">Creates a concrete object of the appropriate implementer of iDecodedFrontEndReq <text:span text:style-name="T47">using its associated builder</text:span></text:p>
            </text:list-item>
          </text:list>
        </text:list-item>
        <text:list-item>
          <text:p text:style-name="P55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3T10:57:17.332785047</meta:creation-date>
    <meta:generator>LibreOffice/7.3.7.2$Linux_X86_64 LibreOffice_project/30$Build-2</meta:generator>
    <dc:date>2025-06-02T14:41:26.360765056</dc:date>
    <meta:editing-duration>P1DT4H38M7S</meta:editing-duration>
    <meta:editing-cycles>107</meta:editing-cycles>
    <meta:document-statistic meta:table-count="0" meta:image-count="0" meta:object-count="0" meta:page-count="4" meta:paragraph-count="82" meta:word-count="699" meta:character-count="3924" meta:non-whitespace-character-count="3381"/>
  </office:meta>
</office:document-meta>
</file>